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38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17_13-38-44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17_16-35-29_000.jpg</text:p>
          </table:table-cell>
          <table:table-cell table:style-name="ce26" office:value-type="string">
            <text:p>:PHOTO 記録 / res:結び / 作品 / 棒結び；８の字結び</text:p>
          </table:table-cell>
          <table:table-cell table:style-name="ce4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3]=&quot;&quot;;[.C3];CONCATENATE([.C3];&quot; / &quot;;[.E3]))" office:value-type="string" office:string-value=":PHOTO 記録 / res:結び / 作品 / 棒結び；８の字結び">
            <text:p>:PHOTO 記録 / res:結び / 作品 / 棒結び；８の字結び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17_17-21-02_000.jpg</text:p>
          </table:table-cell>
          <table:table-cell table:style-name="ce26" office:value-type="string">
            <text:p>:m RES 1-2*2 / free# JVEMV6 37#21.4_35 / 37. miscs of miscs / 21. math&amp;physics / 4. knot-theory / ８の字結び；ドライブ・チャート；止め結び / N+</text:p>
          </table:table-cell>
          <table:table-cell table:style-name="ce3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4]=&quot;&quot;;[.C4];CONCATENATE([.C4];&quot; / &quot;;[.E4]))" office:value-type="string" office:string-value=":m RES 1-2*2 / free# JVEMV6 37#21.4_35 / 37. miscs of miscs / 21. math&amp;physics / 4. knot-theory / ８の字結び；ドライブ・チャート；止め結び / N+">
            <text:p>:m RES 1-2*2 / free# JVEMV6 37#21.4_35 / 37. miscs of miscs / 21. math&amp;physics / 4. knot-theory / ８の字結び；ドライブ・チャート；止め結び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7_18-31-28_000.jpg</text:p>
          </table:table-cell>
          <table:table-cell table:style-name="ce26" office:value-type="string">
            <text:p>:m anim / dessin / session=8 / theme=しゃがむ / N+</text:p>
          </table:table-cell>
          <table:table-cell table:style-name="ce17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40" table:formula="of:=IF([.E5]=&quot;&quot;;[.C5];CONCATENATE([.C5];&quot; / &quot;;[.E5]))" office:value-type="string" office:string-value=":m anim / dessin / session=8 / theme=しゃがむ / N+">
            <text:p>:m anim / dessin / session=8 / theme=しゃがむ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7_19-12-00_000.jpg</text:p>
          </table:table-cell>
          <table:table-cell table:style-name="ce27" office:value-type="string">
            <text:p>:m music / log / kb / || s.1:genr=tips,other=dessin+,for=how-to-blow:Df;Bf || s.2:genr=tips,other=dessin+,for=how-to-blow:Bf4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40" table:formula="of:=IF([.E6]=&quot;&quot;;[.C6];CONCATENATE([.C6];&quot; / &quot;;[.E6]))" office:value-type="string" office:string-value=":m music / log / kb / || s.1:genr=tips,other=dessin+,for=how-to-blow:Df;Bf || s.2:genr=tips,other=dessin+,for=how-to-blow:Bf4">
            <text:p>:m music / log / kb / || s.1:genr=tips,other=dessin+,for=how-to-blow:Df;Bf || s.2:genr=tips,other=dessin+,for=how-to-blow:Bf4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7_20-43-07_000.jpg</text:p>
          </table:table-cell>
          <table:table-cell table:style-name="ce2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7_23-14-50_000.jpg</text:p>
          </table:table-cell>
          <table:table-cell table:style-name="ce2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83471 E-139-34-49.434814</text:p>
          </table:table-cell>
          <table:table-cell table:style-name="ce40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7_23-22-50_000.jpg</text:p>
          </table:table-cell>
          <table:table-cell table:style-name="ce2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17_23-48-57_000.jpg</text:p>
          </table:table-cell>
          <table:table-cell table:style-name="ce2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18_00-02-45_000.jpg</text:p>
          </table:table-cell>
          <table:table-cell table:style-name="ce26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18_00-25-47_000.jpg</text:p>
          </table:table-cell>
          <table:table-cell table:style-name="ce2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59875 E-139-34-48.885498</text:p>
          </table:table-cell>
          <table:table-cell table:style-name="ce40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18_00-41-19_000.jpg</text:p>
          </table:table-cell>
          <table:table-cell table:style-name="ce2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63745 E-139-34-49.105224</text:p>
          </table:table-cell>
          <table:table-cell table:style-name="ce40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18_00-51-43_000.jpg</text:p>
          </table:table-cell>
          <table:table-cell table:style-name="ce27" office:value-type="string">
            <text:p>:PHOTO 記録 / 文書 / 飲酒；時刻；推移；ストップウオッチ</text:p>
          </table:table-cell>
          <table:table-cell table:style-name="ce19"/>
          <table:table-cell table:style-name="ce4"/>
          <table:table-cell table:style-name="ce4"/>
          <table:table-cell table:style-name="ce40" table:formula="of:=IF([.E14]=&quot;&quot;;[.C14];CONCATENATE([.C14];&quot; / &quot;;[.E14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18_00-51-47_000.jpg</text:p>
          </table:table-cell>
          <table:table-cell table:style-name="ce27" office:value-type="string">
            <text:p>:PHOTO 記録 / 文書 / 飲酒；時刻；推移；ストップウオッチ</text:p>
          </table:table-cell>
          <table:table-cell table:style-name="ce19"/>
          <table:table-cell table:style-name="ce4"/>
          <table:table-cell table:style-name="ce4"/>
          <table:table-cell table:style-name="ce40" table:formula="of:=IF([.E15]=&quot;&quot;;[.C15];CONCATENATE([.C15];&quot; / &quot;;[.E15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18_01-06-06_000.jpg</text:p>
          </table:table-cell>
          <table:table-cell table:style-name="ce18" office:value-type="string">
            <text:p>:m :PHOTO 寝た時刻 / 2020</text:p>
          </table:table-cell>
          <table:table-cell table:style-name="ce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18_10-15-34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40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18_10-25-51_000.jpg</text:p>
          </table:table-cell>
          <table:table-cell table:style-name="ce25" office:value-type="string">
            <text:p>:PHOTO 記録用 / @自宅；東側；洗面所から見える；東の犬走り / 自然観察 / 花</text:p>
          </table:table-cell>
          <table:table-cell table:style-name="ce18"/>
          <table:table-cell table:style-name="ce4"/>
          <table:table-cell table:style-name="ce4" office:value-type="string">
            <text:p>N-35-35-29.136657 E-139-34-49.709472</text:p>
          </table:table-cell>
          <table:table-cell table:style-name="ce40" table:formula="of:=IF([.E18]=&quot;&quot;;[.C18];CONCATENATE([.C18];&quot; / &quot;;[.E1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18_11-09-33_000.jpg</text:p>
          </table:table-cell>
          <table:table-cell table:style-name="ce25" office:value-type="string">
            <text:p>:m other / 記録　文書 / @自室 / 朝体操 / dance-original / s.1:id=5c.n:steps,beat=6</text:p>
          </table:table-cell>
          <table:table-cell table:style-name="ce19"/>
          <table:table-cell table:style-name="ce4"/>
          <table:table-cell table:style-name="ce4" office:value-type="string">
            <text:p>N-35-35-29.438781 E-139-34-49.929199</text:p>
          </table:table-cell>
          <table:table-cell table:style-name="ce40" table:formula="of:=IF([.E19]=&quot;&quot;;[.C19];CONCATENATE([.C19];&quot; / &quot;;[.E19]))" office:value-type="string" office:string-value=":m other / 記録　文書 / @自室 / 朝体操 / dance-original / s.1:id=5c.n:steps,beat=6">
            <text:p>:m other / 記録　文書 / @自室 / 朝体操 / dance-original / s.1:id=5c.n:steps,beat=6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18_11-10-32_000.jpg</text:p>
          </table:table-cell>
          <table:table-cell table:style-name="ce28" office:value-type="string">
            <text:p>:m / calc,memo,計算 / 減少；増加；元と同じ・以上；成長率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40" table:formula="of:=IF([.E20]=&quot;&quot;;[.C20];CONCATENATE([.C20];&quot; / &quot;;[.E20]))" office:value-type="string" office:string-value=":m / calc,memo,計算 / 減少；増加；元と同じ・以上；成長率">
            <text:p>:m / calc,memo,計算 / 減少；増加；元と同じ・以上；成長率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18_11-05-28_000.mp4</text:p>
          </table:table-cell>
          <table:table-cell table:style-name="ce29" office:value-type="string">
            <text:p>:VIDEO / @自宅 / 体操 / ダンス、dance-original / d-2020-0818-1 / id=8a.n,beat=8,tempo=100,for=ふくらはぎ；脛</text:p>
          </table:table-cell>
          <table:table-cell table:style-name="ce19"/>
          <table:table-cell table:style-name="ce4"/>
          <table:table-cell table:style-name="ce4"/>
          <table:table-cell table:style-name="ce40" table:formula="of:=IF([.E21]=&quot;&quot;;[.C21];CONCATENATE([.C21];&quot; / &quot;;[.E21]))" office:value-type="string" office:string-value=":VIDEO / @自宅 / 体操 / ダンス、dance-original / d-2020-0818-1 / id=8a.n,beat=8,tempo=100,for=ふくらはぎ；脛">
            <text:p>:VIDEO / @自宅 / 体操 / ダンス、dance-original / d-2020-0818-1 / id=8a.n,beat=8,tempo=100,for=ふくらはぎ；脛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/>
          <table:table-cell table:style-name="ce4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6"/>
          <table:table-cell table:style-name="ce4"/>
          <table:table-cell table:style-name="ce4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8"/>
          <table:table-cell table:style-name="ce4"/>
          <table:table-cell table:style-name="ce4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9"/>
          <table:table-cell table:style-name="ce4"/>
          <table:table-cell table:style-name="ce4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8"/>
          <table:table-cell table:style-name="ce4"/>
          <table:table-cell table:style-name="ce4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8"/>
          <table:table-cell table:style-name="ce4"/>
          <table:table-cell table:style-name="ce4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7"/>
          <table:table-cell table:style-name="ce4"/>
          <table:table-cell table:style-name="ce4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8"/>
          <table:table-cell table:style-name="ce4"/>
          <table:table-cell table:style-name="ce4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9"/>
          <table:table-cell table:style-name="ce4"/>
          <table:table-cell table:style-name="ce4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6"/>
          <table:table-cell table:style-name="ce4"/>
          <table:table-cell table:style-name="ce4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1"/>
          <table:table-cell table:style-name="ce4"/>
          <table:table-cell table:style-name="ce4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30"/>
          <table:table-cell table:style-name="ce31"/>
          <table:table-cell table:style-name="ce4"/>
          <table:table-cell table:style-name="ce4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1"/>
          <table:table-cell table:style-name="ce4"/>
          <table:table-cell table:style-name="ce4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1"/>
          <table:table-cell table:style-name="ce4"/>
          <table:table-cell table:style-name="ce4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1"/>
          <table:table-cell table:style-name="ce4"/>
          <table:table-cell table:style-name="ce4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40" table:formula="of:=IF([.E72]=&quot;&quot;;[.C72];CONCATENATE([.C72];&quot; / &quot;;[.E72]))" office:value-type="string" office:string-value="-*">
            <text:p>-*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1"/>
          <table:table-cell table:style-name="ce4"/>
          <table:table-cell table:style-name="ce4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1"/>
          <table:table-cell table:style-name="ce4"/>
          <table:table-cell table:style-name="ce4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1]=&quot;&quot;;[.C81];CONCATENATE([.C81];&quot; / &quot;;[.E8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3]=&quot;&quot;;[.C83];CONCATENATE([.C83];&quot; / &quot;;[.E8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4]=&quot;&quot;;[.C84];CONCATENATE([.C84];&quot; / &quot;;[.E8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5]=&quot;&quot;;[.C85];CONCATENATE([.C85];&quot; / &quot;;[.E8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6]=&quot;&quot;;[.C86];CONCATENATE([.C86];&quot; / &quot;;[.E8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1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2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4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5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5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6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5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5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5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5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5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5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5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2020/08/18</text:date>, <text:time>11:36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18T11:36:32.14</dc:date>
    <dc:creator>iwabuchi ken</dc:creator>
    <meta:editing-duration>P24DT13H30M22S</meta:editing-duration>
    <meta:editing-cycles>9281</meta:editing-cycles>
    <meta:document-statistic meta:table-count="1" meta:cell-count="469" meta:object-count="0"/>
  </office:meta>
</office:document-meta>
</file>